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26423E36A89E6C6.png" manifest:media-type="image/png"/>
  <manifest:file-entry manifest:full-path="Pictures/100000000000078000000438F9F5037F2B0C1AAE.png" manifest:media-type="image/png"/>
  <manifest:file-entry manifest:full-path="Pictures/100000000000078000000438D41C67DB53139122.png" manifest:media-type="image/png"/>
  <manifest:file-entry manifest:full-path="Pictures/100000000000078000000438AE94BC99408756BE.png" manifest:media-type="image/png"/>
  <manifest:file-entry manifest:full-path="Pictures/1000000000000780000004380FE5ED7B2852F84E.png" manifest:media-type="image/png"/>
  <manifest:file-entry manifest:full-path="Pictures/100000000000078000000438CAE848E2987C3A92.png" manifest:media-type="image/png"/>
  <manifest:file-entry manifest:full-path="Pictures/10000000000007800000043810422569AB4F8C1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42cm, 27.608cm, 9.91cm, 3.7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cm, 27.37cm, 9.714cm, 3.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79cm, 27.45cm, 9.952cm, 3.3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94cm, 27.293cm, 9.758cm, 3.7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17cm, 27.608cm, 9.52cm, 3.73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54cm, 27.529cm, 9.64cm, 3.65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831cm, 27.213cm, 9.878cm, 3.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7" draw:name="Image1" text:anchor-type="char" svg:x="0.669cm" svg:y="-0.531cm" svg:width="14.58cm" svg:height="10.788cm" draw:z-index="0"><draw:image xlink:href="Pictures/10000000000007800000043810422569AB4F8C12.png" xlink:type="simple" xlink:show="embed" xlink:actuate="onLoad" draw:mime-type="image/png"/></draw:frame></text:p>
      <text:p text:style-name="Standard"/>
      <text:p text:style-name="Standard"><draw:frame draw:style-name="fr6" draw:name="Image2" text:anchor-type="char" svg:x="0.72cm" svg:y="2.367cm" svg:width="15.341cm" svg:height="11.873cm" draw:z-index="1"><draw:image xlink:href="Pictures/100000000000078000000438CAE848E2987C3A92.png" xlink:type="simple" xlink:show="embed" xlink:actuate="onLoad" draw:mime-type="image/png"/></draw:frame></text:p>
      <text:p text:style-name="P1"><draw:frame draw:style-name="fr4" draw:name="Image4" text:anchor-type="char" svg:x="1.647cm" svg:y="1.124cm" svg:width="13.257cm" svg:height="10.072cm" draw:z-index="3"><draw:image xlink:href="Pictures/1000000000000780000004380FE5ED7B2852F84E.png" xlink:type="simple" xlink:show="embed" xlink:actuate="onLoad" draw:mime-type="image/png"/></draw:frame><draw:frame draw:style-name="fr5" draw:name="Image3" text:anchor-type="char" svg:x="1.012cm" svg:y="13.24cm" svg:width="15.136cm" svg:height="11.933cm" draw:z-index="2"><draw:image xlink:href="Pictures/100000000000078000000438AE94BC99408756BE.png" xlink:type="simple" xlink:show="embed" xlink:actuate="onLoad" draw:mime-type="image/png"/></draw:frame></text:p>
      <text:p text:style-name="P1"><draw:frame draw:style-name="fr3" draw:name="Image5" text:anchor-type="char" svg:x="0.589cm" svg:y="-0.25cm" svg:width="16.3cm" svg:height="12.173cm" draw:z-index="4"><draw:image xlink:href="Pictures/100000000000078000000438D41C67DB53139122.png" xlink:type="simple" xlink:show="embed" xlink:actuate="onLoad" draw:mime-type="image/png"/></draw:frame><draw:frame draw:style-name="fr2" draw:name="Image6" text:anchor-type="char" svg:x="0.774cm" svg:y="12.767cm" svg:width="16.565cm" svg:height="12.682cm" draw:z-index="5"><draw:image xlink:href="Pictures/100000000000078000000438F9F5037F2B0C1AAE.png" xlink:type="simple" xlink:show="embed" xlink:actuate="onLoad" draw:mime-type="image/png"/></draw:frame></text:p>
      <text:p text:style-name="P1"><draw:frame draw:style-name="fr1" draw:name="Image7" text:anchor-type="char" svg:x="1.251cm" svg:y="1.219cm" svg:width="14.633cm" svg:height="11.298cm" draw:z-index="6"><draw:image xlink:href="Pictures/100000000000078000000438A26423E36A89E6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1:16:59.358609577</meta:creation-date>
    <dc:date>2026-01-15T11:25:14.559533672</dc:date>
    <meta:editing-duration>PT8M15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7.4.7.2$Linux_X86_64 LibreOffice_project/40$Build-2</meta:generator>
  </office:meta>
</office:document-meta>
</file>